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4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1cm" fo:min-width="3.84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2.3cm" svg:x="7.1cm" svg:y="0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9cm" svg:height="2.3cm" svg:x="7.7cm" svg:y="4.4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cm" svg:y1="3.1cm" svg:x2="10.15cm" svg:y2="4.4cm" draw:start-shape="id1" draw:start-glue-point="8" draw:end-shape="id2" draw:end-glue-point="0" svg:d="M10000 3100l150 1300" svg:viewBox="0 0 151 1301">
          <text:p/>
        </draw:connector>
        <draw:custom-shape draw:style-name="gr4" draw:text-style-name="P1" xml:id="id3" draw:id="id3" draw:layer="layout" svg:width="6.3cm" svg:height="5.5cm" svg:x="4.8cm" svg:y="8.4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15cm" svg:y1="6.7cm" svg:x2="7.95cm" svg:y2="8.4cm" draw:start-shape="id2" draw:start-glue-point="2" draw:end-shape="id3" draw:end-glue-point="4" svg:d="M10150 6700l-2200 1700" svg:viewBox="0 0 2201 1701">
          <text:p/>
        </draw:connector>
        <draw:custom-shape draw:style-name="gr5" draw:text-style-name="P1" xml:id="id4" draw:id="id4" draw:layer="layout" svg:width="6.9cm" svg:height="2cm" svg:x="11.2cm" svg:y="13.8cm">
          <text:p text:style-name="P1">wyprowadź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1.1cm" svg:y1="11.15cm" svg:x2="14.65cm" svg:y2="13.8cm" draw:start-shape="id3" draw:start-glue-point="7" draw:end-shape="id4" svg:d="M11100 11150h3550v2650" svg:viewBox="0 0 3551 2651">
          <text:p text:style-name="P1">PRAWDA</text:p>
        </draw:connector>
        <draw:custom-shape draw:style-name="gr2" draw:text-style-name="P1" xml:id="id5" draw:id="id5" draw:layer="layout" svg:width="4.9cm" svg:height="2.3cm" svg:x="13.5cm" svg:y="17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787cm" svg:y1="15.8cm" svg:x2="15.95cm" svg:y2="17cm" draw:start-shape="id4" draw:start-glue-point="7" draw:end-shape="id5" draw:end-glue-point="0" svg:d="M13787 15800l2163 1200" svg:viewBox="0 0 2164 1201">
          <text:p/>
        </draw:connector>
        <draw:connector draw:style-name="gr3" draw:text-style-name="P2" draw:layer="layout" svg:x1="18.4cm" svg:y1="18.15cm" svg:x2="7.95cm" svg:y2="8.4cm" draw:start-shape="id5" draw:start-glue-point="1" draw:end-shape="id3" draw:end-glue-point="4" svg:d="M18400 18150h501v-10251h-10951v501" svg:viewBox="0 0 10952 10252">
          <text:p/>
        </draw:connector>
        <draw:custom-shape draw:style-name="gr1" draw:text-style-name="P1" xml:id="id6" draw:id="id6" draw:layer="layout" svg:width="5.8cm" svg:height="2.3cm" svg:x="1.7cm" svg:y="17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4.8cm" svg:y1="11.15cm" svg:x2="4.6cm" svg:y2="17.3cm" draw:start-shape="id3" draw:start-glue-point="5" draw:end-shape="id6" draw:end-glue-point="4" svg:d="M4800 11150h-501v4451h301v1699" svg:viewBox="0 0 502 615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0.489440390</meta:creation-date>
    <dc:date>2019-09-16T09:35:55.933965095</dc:date>
    <meta:editing-duration>PT5M56S</meta:editing-duration>
    <meta:editing-cycles>1</meta:editing-cycles>
    <meta:generator>LibreOffice/6.0.7.3$Linux_X86_64 LibreOffice_project/00m0$Build-3</meta:generator>
    <meta:document-statistic meta:object-count="12"/>
  </office:meta>
</office:document-meta>
</file>